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YAULI PALOMINO, EDWARD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3042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622705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YAULI PALOMINO, EDWARD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6 227 05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24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4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1/2021</text:p>
          </table:table-cell>
          <table:table-cell table:style-name="Tabla2.A3" office:value-type="string">
            <text:p text:style-name="P22">187212</text:p>
          </table:table-cell>
          <table:table-cell table:style-name="Tabla2.D3" office:value-type="string">
            <text:p text:style-name="P23">24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3:37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